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2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top" fo:padding-top="0.14cm" fo:padding-bottom="0.14cm" fo:padding-left="0.265cm" fo:padding-right="1.515cm"/>
    </style:style>
    <style:style style:name="gr7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</style:style>
    <style:style style:name="P1" style:family="paragraph">
      <loext:graphic-properties draw:fill="none" draw:fill-color="#ffffff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5" style:family="paragraph">
      <loext:graphic-properties draw:fill="solid"/>
      <style:paragraph-properties fo:text-align="center"/>
      <style:text-properties fo:font-size="9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text-underline-style="none" style:font-size-asian="11pt" style:font-size-complex="11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<text:date style:data-style-name="D4" text:date-value="2019-01-29">29.01.2019</text:date></text:span><text:span text:style-name="T1"><text:s/></text:span><text:span text:style-name="T1"><text:time style:data-style-name="T2" text:time-value="00:00:00">07:57</text:time></text:span></text:p>
          </draw:text-box>
        </draw:frame>
        <draw:frame draw:style-name="gr2" draw:text-style-name="P2" draw:layer="layout" svg:width="6.852cm" svg:height="0.962cm" svg:x="12.821cm" svg:y="1.3cm">
          <draw:text-box>
            <text:p><text:span text:style-name="T2">ERD Fraud Detection</text:span></text:p>
          </draw:text-box>
        </draw:frame>
        <draw:custom-shape draw:style-name="gr3" draw:text-style-name="P4" xml:id="id1" draw:id="id1" draw:layer="layout" svg:width="2.5cm" svg:height="1.5cm" svg:x="3.8cm" svg:y="3.7cm">
          <text:p text:style-name="P3"><text:span text:style-name="T3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5cm" svg:height="1.5cm" svg:x="9.9cm" svg:y="3.7cm">
          <text:p text:style-name="P3"><text:span text:style-name="T3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6.3cm" svg:y1="4.45cm" svg:x2="9.9cm" svg:y2="4.45cm" draw:start-shape="id1" draw:start-glue-point="1" draw:end-shape="id2" draw:end-glue-point="5" svg:d="M6300 4450h3600" svg:viewBox="0 0 3601 1">
          <text:p text:style-name="P3"><text:span text:style-name="T3">(0, n)</text:span></text:p>
          <text:p text:style-name="P3"><text:span text:style-name="T4"/></text:p>
        </draw:connector>
        <draw:connector draw:style-name="gr5" draw:text-style-name="P5" draw:layer="layout" draw:type="line" svg:x1="12.4cm" svg:y1="4.45cm" svg:x2="15.7cm" svg:y2="4.45cm" draw:start-shape="id2" draw:start-glue-point="7" draw:end-shape="id3" draw:end-glue-point="3" svg:d="M12400 4450h3300" svg:viewBox="0 0 3301 1">
          <text:p text:style-name="P3"><text:span text:style-name="T3">(1, n)</text:span></text:p>
          <text:p text:style-name="P3"><text:span text:style-name="T4"/></text:p>
        </draw:connector>
        <draw:custom-shape draw:style-name="gr3" draw:text-style-name="P4" xml:id="id3" draw:id="id3" draw:layer="layout" svg:width="2.5cm" svg:height="1.5cm" svg:x="15.7cm" svg:y="3.7cm">
          <text:p text:style-name="P3"><text:span text:style-name="T3">Credit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2.5cm" svg:height="1.5cm" svg:x="15.7cm" svg:y="6.3cm">
          <text:p text:style-name="P3"><text:span text:style-name="T3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16.95cm" svg:y1="5.2cm" svg:x2="16.95cm" svg:y2="6.3cm" draw:start-shape="id3" draw:start-glue-point="2" draw:end-shape="id4" draw:end-glue-point="4" svg:d="M16950 5200v1100" svg:viewBox="0 0 1 1101">
          <text:p text:style-name="P3"><text:span text:style-name="T3">(0, n)</text:span></text:p>
          <text:p text:style-name="P3"><text:span text:style-name="T4"/></text:p>
        </draw:connector>
        <draw:connector draw:style-name="gr7" draw:text-style-name="P5" draw:layer="layout" draw:type="line" svg:x1="16.95cm" svg:y1="7.8cm" svg:x2="16.95cm" svg:y2="8.9cm" draw:start-shape="id4" draw:start-glue-point="6" draw:end-shape="id5" draw:end-glue-point="0" svg:d="M16950 7800v1100" svg:viewBox="0 0 1 110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5" draw:id="id5" draw:layer="layout" svg:width="2.5cm" svg:height="1.5cm" svg:x="15.7cm" svg:y="8.9cm">
          <text:p text:style-name="P3"><text:span text:style-name="T3">Trans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cm" svg:height="1.5cm" svg:x="3.9cm" svg:y="12.3cm">
          <text:p text:style-name="P3"><text:span text:style-name="T3">Customer_P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cm" svg:height="1.5cm" svg:x="11.9cm" svg:y="12.4cm">
          <text:p text:style-name="P3"><text:span text:style-name="T3">Credit Card_P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cm" svg:height="1.5cm" svg:x="15.6cm" svg:y="12.5cm">
          <text:p text:style-name="P3"><text:span text:style-name="T3">Transactions_P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cm" svg:height="1.5cm" svg:x="7.9cm" svg:y="12.4cm">
          <text:p text:style-name="P3"><text:span text:style-name="T3">CustomerCreditCard_Poll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ttribute" draw:style-name="dp1" draw:master-page-name="Standard">
        <draw:frame draw:style-name="gr1" draw:text-style-name="P1" draw:layer="layout" svg:width="2.991cm" svg:height="1.319cm" svg:x="1.038cm" svg:y="0.982cm">
          <draw:text-box>
            <text:p><text:span text:style-name="T1"><text:date style:data-style-name="D4" text:date-value="2019-01-29">29.01.2019</text:date></text:span><text:span text:style-name="T1"><text:s/></text:span><text:span text:style-name="T1"><text:time style:data-style-name="T2" text:time-value="00:00:00">07:57</text:time></text:span></text:p>
          </draw:text-box>
        </draw:frame>
        <draw:frame draw:style-name="gr8" draw:text-style-name="P6" draw:layer="layout" svg:width="8.16cm" svg:height="0.962cm" svg:x="12.167cm" svg:y="1.3cm">
          <draw:text-box>
            <text:p><text:span text:style-name="T5">Attribute Fraud Detection</text:span></text:p>
          </draw:text-box>
        </draw:frame>
        <draw:frame draw:style-name="gr9" draw:text-style-name="P9" draw:layer="layout" svg:width="26.1cm" svg:height="16.056cm" svg:x="1.9cm" svg:y="3.044cm">
          <draw:text-box>
            <text:p text:style-name="P7"><text:span text:style-name="T6">Customer(</text:span><text:span text:style-name="T7">CustomerUUID</text:span><text:span text:style-name="T6">, <text:s/>Adress, AccountStatus, Duration, CreditHistory, Purpose, CreditAmount, Savings, Employment, InstallmentRate, PersonalStatus, Debtors, Residence, Property, Age, OtherInstallmentPlans, Housing, NumberOfCredits, Job, LiableMaintenance, Telephone, ForeignWorker, Cost)</text:span></text:p>
            <text:p text:style-name="P7"><text:span text:style-name="T8"/></text:p>
            <text:p text:style-name="P7"><text:span text:style-name="T8">CreditCard(</text:span><text:span text:style-name="T9">CardNumber</text:span><text:span text:style-name="T10">,</text:span><text:span text:style-name="T6"> IssuingNetwork, CCV, Expiration, CustomerUUID)</text:span></text:p>
            <text:p text:style-name="P7"><text:span text:style-name="T6"/></text:p>
            <text:p text:style-name="P7"><text:span text:style-name="T8">Transaction(</text:span><text:span text:style-name="T9">TransactionID</text:span><text:span text:style-name="T10">, Date, </text:span><text:span text:style-name="T6">Amount)</text:span></text:p>
            <text:p text:style-name="P7"><text:span text:style-name="T6"/></text:p>
            <text:p text:style-name="P8"><text:span text:style-name="T6">Polling-Tabellen:</text:span></text:p>
            <text:p text:style-name="P8"><text:span text:style-name="T6"/></text:p>
            <text:p text:style-name="P8"><text:span text:style-name="T6">Customer_Polling(</text:span><text:span text:style-name="T7">PollingID</text:span><text:span text:style-name="T6">, </text:span><text:span text:style-name="T11">CustomerUUID,</text:span><text:span text:style-name="T6"> <text:s/>Adress, AccountStatus, Duration, CreditHistory, Purpose, CreditAmount, Savings, Employment, InstallmentRate, PersonalStatus, Debtors, Residence, Property, Age, OtherInstallmentPlans, Housing, NumberOfCredits, Job, LiableMaintenance, Telephone, ForeignWorker, Cost)</text:span></text:p>
            <text:p text:style-name="P8"><text:span text:style-name="T8"/></text:p>
            <text:p text:style-name="P8"><text:span text:style-name="T8">CreditCard(</text:span><text:span text:style-name="T9">PollingID</text:span><text:span text:style-name="T8">, CardNumber</text:span><text:span text:style-name="T10">,</text:span><text:span text:style-name="T6"> IssuingNetwork, CCV, Expiration, CustomerUUID)</text:span></text:p>
            <text:p text:style-name="P8"><text:span text:style-name="T6"/></text:p>
            <text:p text:style-name="P7"><text:span text:style-name="T8">Transaction(</text:span><text:span text:style-name="T9">PollingID</text:span><text:span text:style-name="T8">, TransactionID</text:span><text:span text:style-name="T9">,</text:span><text:span text:style-name="T10"> Date, </text:span><text:span text:style-name="T6">Amount)</text:span></text:p>
            <text:p text:style-name="P7"><text:span text:style-name="T6"/></text:p>
            <text:p text:style-name="P7"><text:span text:style-name="T6">CustomerCreditCard_Polling(</text:span><text:span text:style-name="T12">PollingID</text:span><text:span text:style-name="T13">, </text:span><text:span text:style-name="T6">CustomerUUID, CardNumber)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07:34:52.689334328</meta:creation-date>
    <meta:editing-duration>PT1M29S</meta:editing-duration>
    <meta:editing-cycles>4</meta:editing-cycles>
    <meta:generator>LibreOffice/5.4.5.1$MacOSX_X86_64 LibreOffice_project/79c9829dd5d8054ec39a82dc51cd9eff340dbee8</meta:generator>
    <dc:date>2019-01-29T07:56:59.751468011</dc:date>
    <meta:document-statistic meta:object-count="18"/>
  </office:meta>
</office:document-meta>
</file>